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SC" svg:font-family="PingFang SC"/>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8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style:font-name="PingFang SC"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阿水   |  2020.07.02 12:35   |   </text:span><text:a xlink:type="simple" xlink:href="http://palinfo.habago.org/Entry?Command=Information_PrintForum&amp;iPage=1#FORUM39785"><text:span text:style-name="T2">#</text:span></text:a></text:p>
      <text:p text:style-name="P3"><text:span text:style-name="T1">老羊，</text:span><text:span text:style-name="T3"><text:line-break/><text:line-break/></text:span><text:span text:style-name="T1">我冒昧的試著說說看，謹供參考（不見得是陳醫師的意思）：</text:span><text:span text:style-name="T3"><text:line-break/><text:line-break/></text:span><text:span text:style-name="T1">我們佛教證道的方法有所謂的「解行並重」、「解行相應」，「解」、「行」兩者不可偏廢，這樣才能產生如實的「見地」。這個「見地」我借用來特指陳醫前面所稱的「理解一種事實」。</text:span><text:span text:style-name="T3"><text:line-break/><text:line-break/></text:span><text:span text:style-name="T1">基於以上認知，您文中對「網路資訊」的定位不論怎麼補充或提醒讀者，都只是環繞在「解」的範圍，而陳醫師文中對現時狀況批判的重點則是：時下對一般人對某一種事實利用網路「解」得太多、「行」得太少（甚至沒有），以致於「見地」上一片空白。</text:span><text:span text:style-name="T3"><text:line-break/><text:line-break/></text:span><text:span text:style-name="T1">另外，您提到『我想要表達的是一個人不需要因為自己沒有能夠「親身」投入而懷有罪惡感』。</text:span><text:span text:style-name="T3"><text:line-break/></text:span><text:span text:style-name="T1">可是，在巴勒網長期潛水學習下來，我倒覺得這種「罪惡感」很需要，也是意外之喜，最怕是文章寫了以後讓人「無感」或只生厭惡感（不好意思，我以前在本版就是這樣）。我的理由是：若是要「解行並重」，心頭上沒有動力很難起而行，不妨利用這個「罪惡感」，適情適性的去做些能力所及的事，小事也行，為善不擇大小嘛。就這樣解行解行解行．．．．．或許將來的一剎那間，杜甫的某首詩句從您腦海裡油然而生，或者不自覺的吟唸而出。這時，您與杜甫那首詩的「見地」應該就差不多相當了。</text:span><text:span text:style-name="T3"><text:line-break/><text:line-break/></text:span><text:span text:style-name="T1">上面那段是借用您文中所說『網路當然不能讓人「了解」難民的感受，但是杜甫的詩也不能。』來解釋我想表達的意象；也或許杜甫的那首詩還在我所指涉「解」的範圍，還不到「見地」的程度，可是如此「解行」下來，您的「見地」卻是已經如實了，就「那一種事實」而言，就不再是一片空白。</text:span></text:p>
      <text:p text:style-name="P2"><text:span text:style-name="T1">陳真   |  2020.07.02 10:07   |   </text:span><text:a xlink:type="simple" xlink:href="http://palinfo.habago.org/Entry?Command=Information_PrintForum&amp;iPage=1#FORUM39784"><text:span text:style-name="T2">#</text:span></text:a></text:p>
      <text:p text:style-name="P4"><text:span text:style-name="T1">老羊，</text:span><text:span text:style-name="T3"><text:line-break/><text:line-break/></text:span><text:span text:style-name="T1">我覺得，我的表達能力已經來到盡頭，只能把講過的話再說一遍。我要說的是：你這些說法，跟我講的八竿子打不著一點邊，它既非「反駁」，更不是「補充」。這樣會很難理解嗎？我有說網路一無是處嗎？我有說網路「全部」都是垃圾資訊嗎？我有說網路應該全面廢除取消嗎？這一切跟我講的，完全是兩碼子事你看不出來嗎？</text:span><text:span text:style-name="T3"><text:line-break/><text:line-break/></text:span><text:span text:style-name="T1">同樣的例子再說一次，當有人批評升學主義時，卻有個人以高姿態跳出來訓話，「補充」說，各位年輕人，升學也有好處哦，也有一些書是不錯看的唷，我們不要只看暢銷書，也不要只看第一頁，第二頁第三頁也都要看。你聽了，是不是會想撞牆？</text:span><text:span text:style-name="T3"><text:line-break/><text:line-break/></text:span><text:span text:style-name="T1">想撞牆倒還沒什麼，更可怕的是窒息，意思是說，這只是一些絲毫不相干的傻話，卻也能講得好像什麼金玉良言，好像老師在訓話似的。在台灣念書或參加什麼研討會，基本上就是這種感覺：站在講台上的人，往往講一些蠢話，但他卻居高臨下，講得煞有介事。之所以窒息是因為你知道，你很難跟他溝通，因為他不知道自己在講什麼，也不知道別人在講什麼。</text:span><text:span text:style-name="T3"><text:line-break/><text:line-break/></text:span><text:span text:style-name="T1">當有人提起某個「東西」的某種「意涵」時，你要反駁也好，補充也罷，但請反駁或補充「那個『意涵』」，而不是在「那個『東西』」上望文生義，任意發揮。李白詩云，「床前明月光」，難道我們就以為這是在討論「床」這個「東西」。瞎掰當然也是一種「言論自由」，問題是它不相干就是不相干，八竿子打不著一點邊。</text:span><text:span text:style-name="T3"><text:line-break/><text:line-break/></text:span><text:span text:style-name="T1">我寫東西時如果意識到「讀者」的存在，往往就怯步了，馬上自我言論設限。為什麼呢？原因之一就是像這樣一種望文生義的現象。那就好像你在談數學，講到香蕉一斤五元，蘋果一斤八元，各買三斤共多少錢？結果，人們卻開始跟你「補充」說香蕉也有比較貴的，像旗山蕉就是了；或是「反駁」說蘋果要買就要買小顆的比較甜，不要買什麼富士山的，不要以為蘋果就一定很貴。你聽了，是不是會想撞牆？雖然都有提到香蕉和蘋果這些「東西」，但是，這是在講同樣一回事嗎？</text:span></text:p>
      <text:p text:style-name="P2"><text:span text:style-name="T1">許世勤   |  2020.07.02 10:05   |   </text:span><text:a xlink:type="simple" xlink:href="http://palinfo.habago.org/Entry?Command=Information_PrintForum&amp;iPage=1#FORUM39783"><text:span text:style-name="T2">#</text:span></text:a></text:p>
      <text:p text:style-name="P3"><text:span text:style-name="T1">這次的俄羅斯聯邦憲法修正案投票，在95%投票率下，對於聯邦憲法修正案的支持度達到78.8%，相較於1993年葉爾辛的憲法修正案所爆發的血腥衝突，普丁的憲法修正案可說一帆風順。新的修正案將賦予俄羅斯總統更大的權力，包括解散國會，指派或解任檢察總長等，普丁的總統任期將可以到2036年。對比歐美各國的秩序走向解離，這次的俄羅斯憲法修正案類似於中國的修憲，目的是讓國家走向秩序與穩定。國際局勢牽一髮而動全身，國際強權結構強勢洗牌中，變化之大，台灣又有多少人在意呢？</text:span><text:span text:style-name="T3"><text:line-break/><text:line-break/></text:span><text:span text:style-name="T1">原文網址:</text:span><text:span text:style-name="T3"><text:line-break/></text:span><text:a xlink:type="simple" xlink:href="https://www.rt.com/russia/493411-constitution-amendments-russia-putin/"><text:span text:style-name="T4">https://www.rt.com/russia/493411-constitution-amendments-russia-putin/</text:span></text:a></text:p>
      <text:p text:style-name="P2"><text:span text:style-name="T1">老羊   |  2020.07.02 03:04   |   </text:span><text:a xlink:type="simple" xlink:href="http://palinfo.habago.org/Entry?Command=Information_PrintForum&amp;iPage=1#FORUM39782"><text:span text:style-name="T2">#</text:span></text:a></text:p>
      <text:p text:style-name="P4"><text:span text:style-name="T1">陳真兄，我一點也不介意你有一說一；雖然我不了解你，但是以讀你文章二十多年的時間，我至少對你（以文字）說話和寫作的風格並不陌生。如果我在意被你批評就不會偶爾冒出頭發言了。抱歉我之前的發言你從頭到尾都沒有認同之處，而且還給你窒息的感覺。</text:span><text:span text:style-name="T3"><text:line-break/><text:line-break/></text:span><text:span text:style-name="T1">但是我需要指出一點，我那段發言既不是為了「連接」、更不是在駁斥你的論點；而是在補充「我認為」你沒有交代清楚的部分。因此，你舉的精神科醫師用他們的治療案例反駁你的質疑的例子和我的發言並不能類比。</text:span><text:span text:style-name="T3"><text:line-break/><text:line-break/></text:span><text:span text:style-name="T1">比如說你之前寫的「從電話到手機，從郵政到EMAIL再到LINE等等等，這一切所謂進步，不知道究竟是進步了什麼碗糕。依我看，那只是更加消耗人們的心力，更加擠壓現代人早已所剩無幾的時間」。我反對這段話嗎？並不。我完全同意現在這些即時通訊服務佔據了非常多的時間，但是從我以一個讀者的身分來看你寫的這段話，它寫得過於武斷，容易給人「科技無用論」的感覺。好，接下來你或許會說「我有這麼說嗎？我有這麼膚淺嗎？」，你當然沒有這麼說，你更不是膚淺之人，可是讀者除了根據一個人寫出的文字或是說出的話，他還能怎麼去理解一個陌生人的想法？以你的學識與經歷，你非常清楚語言文字能表達的侷限；人如何能夠從對方說出口的去「引申、推論」到他沒說出口的，這既可以是「心有靈犀」也可以是徹底的誤解。</text:span><text:span text:style-name="T3"><text:line-break/><text:line-break/></text:span><text:span text:style-name="T1">同時，阿水在他的留言提到「請您移駕從網路雲端走下凡間，長期投入、長期關注，與您關注的對象保持生活的親近性，這整個過程需要下苦工，才能有助於您理一種事實」。我反對嗎？一點也不，我完全贊成，但是為何我要說「知道」問題的存在就是有價值的？因為沒有人有可能去長期投入、長期關注「所有的」社會問題。你大概覺得這是廢話，是讀過幼稚園就知道的事情；對不起，還真不是。我想要表達的是一個人不需要因為自己沒有能夠「親身」投入而懷有罪惡感。幾年前的太陽花學運，有個男孩子當街對勸他回家的老爸吼「我們在這裡爭民主，你為民主做了什麼」？不管大家說他是腦殘也罷、忤逆也罷，重點是「道德綁架」這種行為就是存在。我的發言當然不是在暗示你或是阿水在道德綁架任何人，而是希望讀者不要對號入座，自己綁架自己，只因為不能親身參與。</text:span><text:span text:style-name="T3"><text:line-break/><text:line-break/></text:span><text:span text:style-name="T1">如果現代人不可能消除網路，不可能不從網路獲得資訊，為何除了點出從網路資訊了解現實的陷阱，不能補充說明「改變使用網路的習慣與心態」的重要性？「補充」並不等同於反對吧？</text:span><text:span text:style-name="T3"><text:line-break/><text:line-break/></text:span><text:span text:style-name="T1">就寫到這裡。文字不長，如果還是讓你覺得窒息，我想應該還沒有到會永久影響陳真兄健康的程度；謝謝你之前的直言。</text:span><text:span text:style-name="T3"><text:line-break/></text:span></text:p>
      <text:p text:style-name="P2"><text:span text:style-name="T1">陳真   |  2020.07.01 20:59   |   </text:span><text:a xlink:type="simple" xlink:href="http://palinfo.habago.org/Entry?Command=Information_PrintForum&amp;iPage=1#FORUM39781"><text:span text:style-name="T2">#</text:span></text:a></text:p>
      <text:p text:style-name="P3"><text:span text:style-name="T1">如果有人反對比方說資本主義，而你並不認同，但在你表達不認同之前，你得先搞清楚對方到底在說什麼，然後你才知道自己究竟是不認同什麼，而不是反駁說「那你為什麼要賺錢？為什麼要支薪？為什麼要消費？」這不叫反駁，這叫做「雞同鴨講」，不知所云。<text:line-break/><text:line-break/>"in a sense" 很重要。打擊一種觀點，要打擊「那個」觀點所要表達的「那個」意義，而不是打擊跟它絲毫不相干的想法。<text:line-break/><text:line-break/>二十幾年前，我曾經在某個精神醫學論壇惹惱了一群台灣的精神科醫師，幾乎每句話都能惹惱他們，彷彿因此結下什麼深仇大恨似的。例如我說「所謂心理治療的知識論 (epistemology) 很可疑」，意思是說，「心理治療」到底是憑什麼而能成為一種「知識」，究竟它憑什麼而能構成一種專業？<text:line-break/><text:line-break/>一些醫師一聽，馬上就抓狂了，有些就說他「成功治療了多少病人」云云，意思是說，只要病人覺得某種情緒有改善，那就是治療成功。問題是，這跟我的質疑扯得上什麼關係？你心情不好，找你的阿那達講講話，心情一下就好很多了，難道你的阿那達就因此擁有了「心理治療」的「知識」與「專業」？這不是鬼扯蛋嗎？<text:line-break/><text:line-break/>我的意思是說，當我們宣稱某種東西是一種專業知識時，那你得說清楚這所謂專業知識究竟意謂著什麼？如果安慰兩句就是治療，那等於說每個人隨時都有能力成為心理治療的專家；如果每個人都是專家，那也就是說這東西根本沒有專家可言。也就是說，它並不具備一套客觀且具有某種知識基礎的知識架構。<text:line-break/><text:line-break/>我當時並非說我對此已有一套結論，而僅僅只是禔出疑問說：所謂心理治療的「知識論基礎」到底是什麼？很多精神科醫生一聽就抓狂了，好像我侮辱了他們的專業似的。<text:line-break/><text:line-break/>這例子說明了：不管認同或反駁，你總得搞清楚自己到底在認同什麼或反駁什麼，你必須在對方所講的「那個」意思上去做文章，而不是扯到全然不相干的事情上去反駁一個與之全然無關的想法。</text:span></text:p>
      <text:p text:style-name="P2"><text:span text:style-name="T1">陳真   |  2020.07.01 16:20   |   </text:span><text:a xlink:type="simple" xlink:href="http://palinfo.habago.org/Entry?Command=Information_PrintForum&amp;iPage=1#FORUM39780"><text:span text:style-name="T2">#</text:span></text:a></text:p>
      <text:p text:style-name="P4"><text:span text:style-name="T1">謝謝老羊，<text:line-break/><text:line-break/>我該鄉愿和稀泥打馬虎眼？還是一說一，二說二？<text:line-break/><text:line-break/>我對你那篇留言從頭到尾都不認同，我怎麼會對之"想當然爾"？它給我一種彷彿又回到台灣校園、快要窒息的感覺。不過，這不是我想說的。<text:line-break/><text:line-break/>重點是：你講的那些，跟我講的完全是八竿子打不著一點邊。這意思是說，它們在概念上沒有任何連結。我只是要指出這一點。</text:span></text:p>
      <text:p text:style-name="P2"><text:span text:style-name="T1">老羊   |  2020.07.01 11:52   |   </text:span><text:a xlink:type="simple" xlink:href="http://palinfo.habago.org/Entry?Command=Information_PrintForum&amp;iPage=1#FORUM39779"><text:span text:style-name="T2">#</text:span></text:a></text:p>
      <text:p text:style-name="P3"><text:span text:style-name="T1">陳真兄：我主要是回應 Amy，分享自己的一點心得而已。對你已經是非常想當然爾的事情，未必對所有的人都是。即便 Amy 也覺得我的分享毫無意義，其他潛水族（尤其是年紀較輕的）未必如此認為。</text:span></text:p>
      <text:p text:style-name="P2"><text:span text:style-name="T1">阿水   |  2020.07.01 09:52   |   </text:span><text:a xlink:type="simple" xlink:href="http://palinfo.habago.org/Entry?Command=Information_PrintForum&amp;iPage=1#FORUM39778"><text:span text:style-name="T2">#</text:span></text:a></text:p>
      <text:p text:style-name="P4"><text:span text:style-name="T1">陽陽，<text:line-break/><text:line-break/>我從網路上查到解釋的「攬炒」的原意中，底下的算是比較詳細的解釋：<text:line-break/><text:line-break/>『「攬炒」，字源是來自撲克牌的「大老二」。本來遊戲規則，四個玩家每人十三隻牌，輪流出牌，最快出脫所有紙牌者勝出。如果玩家手上有一定數目的牌未出，就要被罰雙倍，甚至三倍的牌數，香港人就叫「炒雙」或「炒三」。最後埋單計數，係以紙牌隻數差額計算，所以當玩家知道自己會被炒，通常會運用技巧，抓人「陪炒」，讓結局隻數差額縮小。這種相互毀滅、玉石俱焚的作法，就叫「攬炒」。』<text:line-break/><text:line-break/>既然是牌技，重點應該不在玉石俱焚，而是在於「運用技巧，抓人『陪炒』，讓結局隻數差額縮小」，其目的應該就是少輸為贏，讓贏家出牌時有所顧忌。於是就被拿來引申，提出一套「攬炒理論」作為香港勇武派行動的指導方針，也為一切香港的動亂的參與者提供「理性思維」，攬炒的對象也當然包括中國。而且這套理論訴求的對象是主要懷有熱血的香港人，尤其是年輕世代。<text:line-break/><text:line-break/>我看這個現象的思考方向，是以先前從輔提過的，美國的網路戰略之一是在互聯網帶風向，最好是讓人們覺得自己是「自願」的。這種戰略比柴玲、王丹之流，躲在風暴圈外當美國傳聲筒的影響力還大。<text:line-break/><text:line-break/>我提這個不是要跟您討論，因為人民日報網也評論聲討過了，我只是「助攻」，提供資料給您參考。而且只要看穿了這套策略，也就沒有什麼好討論。<text:line-break/></text:span></text:p>
      <text:p text:style-name="P2"><text:span text:style-name="T1">陳真   |  2020.07.01 09:50   |   </text:span><text:a xlink:type="simple" xlink:href="http://palinfo.habago.org/Entry?Command=Information_PrintForum&amp;iPage=1#FORUM39777"><text:span text:style-name="T2">#</text:span></text:a></text:p>
      <text:p text:style-name="P3"><text:span text:style-name="T1">老羊，<text:line-break/><text:line-break/>你寫的，若不是在回應我，那就像一種小學生的「作文」，沒什麼好討論，畢竟沒有任何論點在裏頭，而只是一些缺乏認知意義的空話，或是像在教小朋友如何使用網路那樣，而我是在講那樣一種事情嗎？這裏是爸爸媽媽親子論壇嗎？我是在講什麼網路的使用問題嗎？我有說網路上沒有任何有意義的資料嗎？<text:line-break/><text:line-break/>那就好像反對升學主義跟反對升學有什麼關連呢？它們是不同層次的問題，八竿子打不著。這時候，講一些什麼升學的好處啦，長遠的用途啦，跟升學主義有什麼關連？<text:line-break/><text:line-break/>Noam Chomsky說，讀書人在不斷的知識議論中，人性與良知一點一滴的腐蝕。他是在叫大家不要念書的意思嗎？他是在說知識一無是處嗎？他是在說知識份子沒有一個好人嗎？所以我們應該回到山頂洞人的時代？或是指出知識也是有用途的例子來反駁他？<text:line-break/><text:line-break/>十三年前剛回台時，我在台大斗六分院工作，院內有個全院群組，一發信，全院的人都可收到。有一天，忘了是什麼原因，我講到ANTI-REALISM(反實在論，亦即認為事物並非實存)，提到醫師們理解知識之極端幼稚與「單純」。<text:line-break/><text:line-break/>結果，一個外科教授跳出來，說他在台大醫學院開課專門就是在教實驗方法，講一堆蠢話來反駁我，說什麼每次實驗都會一再驗證，方才得出正確的結果，然後一直講如何一再驗證的程序，如何得到正確的知識。<text:line-break/><text:line-break/>我聽了，真是很想咬舌自盡。<text:line-break/></text:span></text:p>
      <text:p text:style-name="P2"><text:span text:style-name="T1">欧阳阳   |  2020.07.01 06:40   |   </text:span><text:a xlink:type="simple" xlink:href="http://palinfo.habago.org/Entry?Command=Information_PrintForum&amp;iPage=1#FORUM39776"><text:span text:style-name="T2">#</text:span></text:a></text:p>
      <text:p text:style-name="P4"><text:span text:style-name="T1">人心向善，这是我们讨论问题的基础；如果有人本来就心向恶，那就没有什么可以讨论的了，所谓“道不同，不相为谋”指的就是如此！<text:line-break/><text:line-break/>我相信，无论是大陆的“觉青”，还是台湾的，香港的“觉青”，其中大部分都是人心向善的，之所以会出现“脑残”，这不是天生的，只是被一些干扰因素所迷失，这种迷失是可以导向的，可以纠正的！<text:line-break/><text:line-break/>就好比雷达去探测</text:span><text:span text:style-name="T5">远</text:span><text:span text:style-name="T1">方的物品或者道路，但是其过程被外界的干扰因素干扰了，导致得到的信息是错误的，被扭曲的，那用这些被扭曲的信息来知道人的行动，就很可能导致害人害己的结果；<text:line-break/>这与人的初心是不同的！<text:line-break/><text:line-break/>就必然前面阿水提到的“揽炒”，损人又要害己，我认为这就不值得讨论。<text:line-break/>讨论是需要一定价值观基础的<text:line-break/><text:line-break/><text:line-break/></text:span></text:p>
      <text:p text:style-name="P2"><text:span text:style-name="T1">老羊   |  2020.07.01 06:01   |   </text:span><text:a xlink:type="simple" xlink:href="http://palinfo.habago.org/Entry?Command=Information_PrintForum&amp;iPage=1#FORUM39775"><text:span text:style-name="T2">#</text:span></text:a></text:p>
      <text:p text:style-name="P3"><text:span text:style-name="T1">所有的「進步」都伴隨一定程度的負面影響，這應該是很清楚的？而且這個所謂進步的過程指的也是長期、大方向上的進步，短期內的波折甚至倒退其實是常態。我認為今天的社會雖然有這樣那樣的亂象，但是整體而言是在進步的。<text:line-break/><text:line-break/>儘管知識或是資訊還不足以讓一個人更有智慧，但是我想應該不會有人覺得知識由神職人員或貴族壟斷的中世紀社會更好吧？經由網路得來關於雛妓的「知識」（無論是一手還是二手；加工或未加工）固然與「了解」她們毫無關聯，但是終究比完全不知道這些事情存在要好得多。真正的問題在於身處當今這個搜尋引擎和社交媒體不可能消失的世界，需要的是學習如何審視與過濾資訊，並且不要用宗教的態度處理世俗問題 -- 意思就是保持開放、願意歸零、甚至否定過去的自己的態度。<text:line-break/><text:line-break/>三十年前我在出國留學前，為了加強自己的英文寫作能力，我到台大註冊了一門公開給外界的英文寫作班，我還記得有一篇自定題目的作業，我寫的就是「資訊氾濫造成的問題」。當時距離互聯網的問世還不到三年，地球上絕大多數的人都沒聽過或是想像過這樣的東西，而我個人已經感覺那時的台灣社會有資訊氾濫的現象。但是從另一方面來說，過去三十年間，工作謀生、教養小孩吃掉我的時間遠比網路佔用的時間多。並且，透過網路，我才有機會接觸到原本不屬於我生活範圍的知識。對我而言，這是知識權力的一種下放。<text:line-break/><text:line-break/>撇開背後的數學與技術，從本質上來說 Google 是超高效率的「詢問中心」，和百貨公司或是圖書館門口的詢問台沒太多差別；但是因為它超強的搜尋能力，多數人就有了一種錯覺，相信「正確」的資訊在「第一頁」，而忘了那只是不完美（暫不論是有意還是無意形成的不完美）的運算邏輯取回的結果；繼續往兔子洞鑽下去可能就會看到不同的世界。YouTube 又何嘗不是？從我兒子的螢幕上我見識到說有多白痴就有多智障的視頻，但是相對的，過去十來年我也看到非常多珍貴的演講或是優質的教育視頻；這些都是我在大學還有研究所的時候根本不可能有機會接觸的知識。<text:line-break/><text:line-break/>網路當然不能讓人「了解」難民的感受，但是杜甫的詩也不能。一個人不需要自己餓肚子才能明白世界上有人在餓肚子，儘管他沒有實際體驗餓肚子的痛苦，然而這還是比他以為大家都能吃飽要更好。<text:line-break/><text:line-break/>與其推翻網路的影響，不如改變使用網路的習慣與心態。<text:line-break/></text:span></text:p>
      <text:p text:style-name="P2"><text:span text:style-name="T1">陳真   |  2020.07.01 03:10   |   </text:span><text:a xlink:type="simple" xlink:href="http://palinfo.habago.org/Entry?Command=Information_PrintForum&amp;iPage=1#FORUM39774"><text:span text:style-name="T2">#</text:span></text:a></text:p>
      <text:p text:style-name="P4"><text:span text:style-name="T1">Amy好，謝謝你不介意我的直言。<text:line-break/><text:line-break/>底下與你或與任何人都無關。<text:line-break/><text:line-break/>許多時候，每當我跟人提起從未去過KTV時，人們總是覺得很訝異而難以置信。<text:line-break/><text:line-break/>一個東西，當它對我毫無吸引力時，哪怕我是全世界唯一一個不曾接觸者，我也不會因此而跑去嘗試。不管多麼流行的事物，對我依舊不會因此而產生任何吸引力。<text:line-break/><text:line-break/>我想說的是，很多時候，所謂流行不過就是被創造出來的一種現象，而不是因為它內在具有什麼價值或重要性。所謂臉書，在我看來就是這麼一回事。任何人都根本不需要它不是嗎？但卻搞得好像每個人都得有個什麼臉書似的，實在很不可思議。<text:line-break/><text:line-break/>郵政興起時，開始有郵票，有郵差送信，人們便流行寫信，很溫馨，很時尚，沒事也要寫一寫信，可不能落人後。亨利梭羅對此很感冒。還好他死了，要不然，來到這樣一個喧囂吵鬧的網路年代、臉書年代，他恐怕會更想離群索居。<text:line-break/><text:line-break/>我比梭羅正常一些，但若要說這一切所謂進步有多偉大，我也只能呵呵。從電話到手機，從郵政到EMAIL再到LINE等等等，這一切所謂進步，不知道究竟是進步了什麼碗糕。依我看，那只是更加消耗人們的心力，更加擠壓現代人早已所剩無幾的時間。<text:line-break/><text:line-break/>R.M.Rilke說，"除非不寫詩會死你才寫"。我看何止寫詩，寫字也一樣，不寫字會死你才寫，否則沒必要浪費時間在什麼社群網站上浩瀚無涯的垃圾資訊大海中灑一些毫無意義的口水。<text:line-break/><text:line-break/>政治也是。如果你真的那麼有意見，那就公開掛牌有頭有臉地站出來，你手寫你心，當一名真正意義上的異議者，而不是整天神不知鬼不覺地在網路上罵東罵西；那就跟你躲在廁所裏，往牆上塗鴉罵東罵西有何兩樣？公廁牆上很多這類沒頭沒腦的無主文字，有任何意義嗎？<text:line-break/><text:line-break/>我看很多所謂名人的臉書，隨便放個屁，說兩句鳥話，馬上動輒成千上萬人留言，往往三言兩語沒頭沒腦，而且誰是誰根本搞不清楚，感覺真是很不可思議，那是一群幽靈留言寫字給鬼看嗎？反倒是一個活生生的人，紮紮實實寫上幾句心裏話，也總勝過千萬篇幽靈式的廁所塗鴉。<text:line-break/><text:line-break/>這年頭，幾乎沒有異議了，文字失去意義，失去重量。</text:span></text:p>
      <text:p text:style-name="P2"><text:span text:style-name="T1">Amy   |  2020.07.01 02:16   |   </text:span><text:a xlink:type="simple" xlink:href="http://palinfo.habago.org/Entry?Command=Information_PrintForum&amp;iPage=1#FORUM39773"><text:span text:style-name="T2">#</text:span></text:a></text:p>
      <text:p text:style-name="P3"><text:span text:style-name="T1">陳真先生您好：<text:line-break/><text:line-break/>您無意冒犯，我也無意推翻。<text:line-break/>本人不是幼稚園兒童，是一個年近三十號稱住院醫師卻成熟度堪憂的成人。<text:line-break/>網路常常讓我很痛苦，但是依賴也很深，難以戒除。若要推翻，我想推翻的是網路對我的影響而不是您的言論，所以才想問明白您否定網路之言論的基礎。確實是有比較明白，原子筆的譬喻很淺顯易懂。<text:line-break/>在我尋求改變的路上，您的回覆很有價值。<text:line-break/><text:line-break/>因為我們素不相識，您不可能透過網路認識我，當然不可能字字句句百分之百對應我的狀況，但我會取可以參考之處再做思考。感謝您誠心不避冒犯的給予指教。<text:line-break/><text:line-break/>Amy<text:line-break/><text:line-break/><text:line-break/></text:span></text:p>
      <text:p text:style-name="P2"><text:span text:style-name="T1">陳真   |  2020.07.01 00:55   |   </text:span><text:a xlink:type="simple" xlink:href="http://palinfo.habago.org/Entry?Command=Information_PrintForum&amp;iPage=1#FORUM39772"><text:span text:style-name="T2">#</text:span></text:a></text:p>
      <text:p text:style-name="P4"><text:span text:style-name="T1">老羊，<text:line-break/>誰的想法對？我的對？或是那本書講的對？跟年代或科學或心理學的什麼發展等等等，統統扯不上任何關係。這只跟說服力和品味有關。如果有人認為我說的比較迷人，那就迷人，倘若有人覺得那本書講得比較棒，那就棒。無關對錯，如此而已。<text:line-break/><text:line-break/>陽陽，<text:line-break/>我沒有說不需要理性，我只說，在道德信念上，理性臣服於感性。在數學上，當然就是理性做主。至於腦殘，他們並非擁有某種好或不好的思考方式，而是根本沒有思考可言，一如鸚鵡學舌。<text:line-break/><text:line-break/>Amy，<text:line-break/>無意冒犯，但我確實是嚇了好幾跳，感覺真不可思議。google能找到巴勒網，所以google很有用，對你我都很棒？曾聽到一首歌，因此就知道了過去有雛妓這回事？關鍵字打入「雛妓」，google有資料跑出來？所以我講的有關於google或臉書的評論就被推翻了？<text:line-break/><text:line-break/>我真不知道你們在想什麼？該不會是小學生或幼兒園小朋友吧？小朋友也不該這麼「單純」啊。<text:line-break/><text:line-break/>我也沒有說什麼哪個年代的人比較懂歷史。不過，過往年代的人一般只是無知，網路年代的人卻不僅僅是無知，更是愚蠢。無知就是我不知道我所不知道的。愚蠢則是我不知道，甚至腦子被塞滿謊言，但卻以為我有google在手，我什麼都知道。<text:line-break/><text:line-break/>如果你想理解一種科學，比方說畢式定理，不管年代多麼久遠，我相信google上一定能找到相關介紹。但光靠google，不會讓你成為一個數學家。如果你想了解胃潰瘍，我相信google上一定能找到各種相關介紹，但光靠google不可能讓你成為一個醫學專家或腸胃科醫師。為什麼呢？因為知識還不至於這麼低級，而且，知識是一種整體，你不可能懂得其中之一，除非你懂得與之相關的全部。<text:line-break/><text:line-break/>科學與知識尚且如此複雜，更何況一種非關科學的問題。<text:line-break/><text:line-break/>看到幾篇報導，就了解了一個時代？了解了一個族群的遭遇？<text:line-break/><text:line-break/>網路及所謂社群網站如臉書之危害，很顯然是到達一種災難等級。我不是說應該消滅它，而是說它理當只是一種微不足道的工具。從報紙到網路的所謂進步，差不多就像從鉛筆進步到原子筆那樣，無甚意義，無關大局。但現代人卻似乎把大量時間投入到這些浪潮一般的海量垃圾資訊裏頭，然後以為自己知道了很多東西，真是荒唐到爆。<text:line-break/><text:line-break/>阿水，<text:line-break/>我怎麼會討厭心理學？我對心理學抱持高度敬意。當然，我講的是真正意義上的心理學，艱澀深奧，難乎其難，不是鬼扯蛋的那一種。</text:span></text:p>
      <text:p text:style-name="P2"><text:span text:style-name="T1">阿水   |  2020.07.01 00:44   |   </text:span><text:a xlink:type="simple" xlink:href="http://palinfo.habago.org/Entry?Command=Information_PrintForum&amp;iPage=1#FORUM39771"><text:span text:style-name="T2">#</text:span></text:a></text:p>
      <text:p text:style-name="P3"><text:span text:style-name="T1">Amy新同學，<text:line-break/><text:line-break/>「人云亦云」<text:line-break/>在網路找到的資料，永遠都是有人這麼說，而您被感動了，就自以為懂了，這就是「人云亦云」，不管您對所查到的資料，認同也好，反對也罷，最好記得這些都是二手資訊，當不得真。<text:line-break/><text:line-break/>不論是任何世代的年輕人，如何不＂單純＂呢？其實陳醫師已經給了您答案，他說「理解一種事情需要投入，需要生活的親近性，需要下苦工，需要長年的關注，不是什麼網路上查得到查不到，我的天!你們居然是這樣子在理解事情。」<text:line-break/><text:line-break/>我的理解那段話的意思是：請您移駕從網路雲端走下凡間，長期投入、長期關注，與您關注的對象保持生活的親近性，這整個過程需要下苦工，才能有助於您理一種事實。<text:line-break/><text:line-break/>好比我連結的「人間雜誌」中採訪了幾個雛妓個案，一般人可能就當真了，以為自己就這樣瞭解了，但是如果有研究過法庭上證人的心理學（不好意思，提到了陳醫師討厭的東西），應該會懷疑：採訪的人員若是沒有長期與受訪的雛妓建立信任感，而且沒有與受訪者長期保持生活的親近性，受訪者很有可能就只是應付應付，或者察顏觀色給採者想要的答案，也因此採訪者永遠也問不出真相。<text:line-break/><text:line-break/>於是可以這麼說：對於我們沒有親身參與的過去，不論您如何以現存的資料去理解，在陳醫師眼裡都是「一片空白」；即便您坐時光機回到過去，沒有照陳醫師上頭我引用的答案去做去理解，還是一樣會是「一片空白」。同樣的道理，沒有照著這個方式去理解當下，也會是「一片空白」，因為都是人云亦云。<text:line-break/><text:line-break/>喔，對了，老同學應該都知道，應該附上一個聲明：「以上都是我個人的意見，不見得是陳醫師的意思」</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